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oc_gerador.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Tahoma3" svg:font-family="Tahoma"/>
    <style:font-face style:name="Arial1" svg:font-family="Arial" style:font-family-generic="swiss"/>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master-page-name="Standard">
      <style:table-properties style:width="16.986cm" fo:margin-left="0.011cm" fo:margin-right="0.004cm" style:page-number="auto" fo:break-before="auto" fo:break-after="auto" table:align="margins" fo:background-color="transparent" fo:keep-with-next="auto" style:may-break-between-rows="true" style:writing-mode="lr-tb">
        <style:background-image/>
      </style:table-properties>
    </style:style>
    <style:style style:name="Tabela1.A" style:family="table-column">
      <style:table-column-properties style:column-width="13.123cm" style:rel-column-width="50631*"/>
    </style:style>
    <style:style style:name="Tabela1.B" style:family="table-column">
      <style:table-column-properties style:column-width="3.863cm" style:rel-column-width="14904*"/>
    </style:style>
    <style:style style:name="Tabela1.1" style:family="table-row">
      <style:table-row-properties fo:background-color="transparent" fo:keep-together="auto">
        <style:background-image/>
      </style:table-row-properties>
    </style:style>
    <style:style style:name="Tabe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B1"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2" style:family="table">
      <style:table-properties style:width="16.965cm" fo:margin-left="0.039cm" fo:margin-right="-0.004cm" table:align="margins" style:writing-mode="lr-tb"/>
    </style:style>
    <style:style style:name="Tabela2.A" style:family="table-column">
      <style:table-column-properties style:column-width="16.965cm" style:rel-column-width="65535*"/>
    </style:style>
    <style:style style:name="Tabela2.A1" style:family="table-cell">
      <style:table-cell-properties style:vertical-align="top" fo:padding-left="0.123cm" fo:padding-right="0.123cm" fo:padding-top="0cm" fo:padding-bottom="0cm" fo:border="0.5pt solid #000000" style:writing-mode="lr-tb"/>
    </style:style>
    <style:style style:name="Tabela3" style:family="table">
      <style:table-properties style:width="16.965cm" fo:margin-left="0.039cm" fo:margin-right="-0.004cm" table:align="margins" style:writing-mode="lr-tb"/>
    </style:style>
    <style:style style:name="Tabela3.A" style:family="table-column">
      <style:table-column-properties style:column-width="7.985cm" style:rel-column-width="30843*"/>
    </style:style>
    <style:style style:name="Tabela3.B" style:family="table-column">
      <style:table-column-properties style:column-width="8.98cm" style:rel-column-width="34692*"/>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23cm" fo:padding-right="0.123cm" fo:padding-top="0cm" fo:padding-bottom="0cm" fo:border="0.5pt solid #000000" style:writing-mode="lr-tb"/>
    </style:style>
    <style:style style:name="Tabela4" style:family="table">
      <style:table-properties style:width="16.965cm" fo:margin-left="0.039cm" fo:margin-right="-0.004cm" table:align="margins" style:writing-mode="lr-tb"/>
    </style:style>
    <style:style style:name="Tabela4.A" style:family="table-column">
      <style:table-column-properties style:column-width="7.985cm" style:rel-column-width="30843*"/>
    </style:style>
    <style:style style:name="Tabela4.B" style:family="table-column">
      <style:table-column-properties style:column-width="8.98cm" style:rel-column-width="34692*"/>
    </style:style>
    <style:style style:name="Tabela4.1" style:family="table-row">
      <style:table-row-properties fo:keep-together="auto"/>
    </style:style>
    <style:style style:name="Tabe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4.B1" style:family="table-cell">
      <style:table-cell-properties style:vertical-align="top" fo:padding-left="0.123cm" fo:padding-right="0.123cm" fo:padding-top="0cm" fo:padding-bottom="0cm" fo:border="0.5pt solid #000000" style:writing-mode="lr-tb"/>
    </style:style>
    <style:style style:name="Tabela5" style:family="table">
      <style:table-properties style:width="16.965cm" fo:margin-left="0.039cm" fo:margin-right="-0.004cm" table:align="margins" style:writing-mode="lr-tb"/>
    </style:style>
    <style:style style:name="Tabela5.A" style:family="table-column">
      <style:table-column-properties style:column-width="16.965cm" style:rel-column-width="65535*"/>
    </style:style>
    <style:style style:name="Tabela5.1" style:family="table-row">
      <style:table-row-properties fo:keep-together="auto"/>
    </style:style>
    <style:style style:name="Tabela5.A1" style:family="table-cell">
      <style:table-cell-properties style:vertical-align="top" fo:padding-left="0.123cm" fo:padding-right="0.123cm" fo:padding-top="0cm" fo:padding-bottom="0cm" fo:border="0.5pt solid #000000" style:writing-mode="lr-tb"/>
    </style:style>
    <style:style style:name="Tabela6" style:family="table">
      <style:table-properties style:width="16.965cm" fo:margin-left="0.039cm" fo:margin-right="-0.004cm" table:align="margins" style:writing-mode="lr-tb"/>
    </style:style>
    <style:style style:name="Tabela6.A" style:family="table-column">
      <style:table-column-properties style:column-width="7.983cm" style:rel-column-width="30837*"/>
    </style:style>
    <style:style style:name="Tabela6.B" style:family="table-column">
      <style:table-column-properties style:column-width="8.982cm" style:rel-column-width="34698*"/>
    </style:style>
    <style:style style:name="Tabela6.1" style:family="table-row">
      <style:table-row-properties style:min-row-height="2.187cm" fo:keep-together="auto"/>
    </style:style>
    <style:style style:name="Tabe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6.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text-align="end" style:justify-single-word="false"/>
      <style:text-properties style:font-name="Trebuchet MS" fo:font-size="5pt" fo:font-weight="normal" style:font-size-asian="5pt" style:font-weight-asian="normal" style:font-size-complex="5pt" style:font-weight-complex="normal"/>
    </style:style>
    <style:style style:name="P2"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tyle="italic" fo:font-weight="bold" style:font-style-asian="italic" style:font-weight-asian="bold" style:font-style-complex="italic" style:font-weight-complex="bold"/>
    </style:style>
    <style:style style:name="P3"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55ee85" style:font-size-asian="9pt" style:font-style-asian="normal" style:font-weight-asian="normal" style:font-size-complex="9pt" style:font-style-complex="normal" style:font-weight-complex="normal"/>
    </style:style>
    <style:style style:name="P4" style:family="paragraph" style:parent-style-name="Standard">
      <style:paragraph-properties fo:text-align="center" style:justify-single-word="false"/>
      <style:text-properties style:use-window-font-color="true" style:font-name="Verdana" fo:font-size="12pt" fo:language="pt" fo:country="BR" style:font-name-asian="Times New Roman" style:font-size-asian="12pt" style:font-name-complex="Times New Roman" style:font-size-complex="12pt" style:language-complex="ar" style:country-complex="SA"/>
    </style:style>
    <style:style style:name="P5" style:family="paragraph" style:parent-style-name="Standard">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6" style:family="paragraph" style:parent-style-name="Standard">
      <style:paragraph-properties fo:text-align="center" style:justify-single-wor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7" style:family="paragraph" style:parent-style-name="Standard">
      <style:paragraph-properties fo:text-align="center" style:justify-single-word="false" style:snap-to-layout-gri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8" style:family="paragraph" style:parent-style-name="Standard">
      <style:paragraph-properties style:snap-to-layout-gri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9" style:family="paragraph" style:parent-style-name="Standard">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bold"/>
    </style:style>
    <style:style style:name="P10" style:family="paragraph" style:parent-style-name="Standard">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2" style:family="paragraph" style:parent-style-name="Standard">
      <style:paragraph-properties fo:text-align="center" style:justify-single-wor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3" style:family="paragraph" style:parent-style-name="Standard">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4" style:family="paragraph" style:parent-style-name="Standard">
      <style:paragraph-properties fo:text-align="center" style:justify-single-wor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style>
    <style:style style:name="P15" style:family="paragraph" style:parent-style-name="Standard">
      <style:paragraph-properties fo:text-align="justify" style:justify-single-wor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style>
    <style:style style:name="P16" style:family="paragraph" style:parent-style-name="Standard">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P17" style:family="paragraph" style:parent-style-name="Standard">
      <style:paragraph-properties fo:text-align="center" style:justify-single-word="false"/>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P18" style:family="paragraph" style:parent-style-name="Standard">
      <style:paragraph-properties fo:text-align="center" style:justify-single-word="false"/>
      <style:text-properties style:font-name="Verdana" fo:font-size="12pt" style:font-size-asian="12pt" style:font-size-complex="12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justify" style:justify-single-word="false"/>
    </style:style>
    <style:style style:name="P21" style:family="paragraph" style:parent-style-name="Standard">
      <style:paragraph-properties fo:text-align="center" style:justify-single-word="false"/>
      <style:text-properties style:font-name="Trebuchet MS" fo:font-size="22pt" fo:font-weight="bold" style:font-size-asian="22pt" style:font-weight-asian="bold" style:font-size-complex="22pt" style:font-weight-complex="bold"/>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paragraph-properties fo:text-align="end" style:justify-single-word="false"/>
      <style:text-properties style:text-outline="false" style:text-line-through-style="none" style:text-line-through-type="none" style:font-name="Times New Roman"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24" style:family="paragraph" style:parent-style-name="Heading_20_1">
      <style:paragraph-properties fo:text-align="justify" style:justify-single-word="false"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5" style:family="paragraph" style:parent-style-name="Heading_20_1">
      <style:paragraph-properties fo:orphans="2" fo:widows="2" fo:hyphenation-ladder-count="no-limit" style:writing-mode="lr-tb"/>
      <style:text-properties style:use-window-font-color="true" style:font-name="Times New Roman" fo:font-size="12pt" fo:language="pt" fo:country="BR"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6" style:family="paragraph" style:parent-style-name="Heading_20_2">
      <style:paragraph-properties style:snap-to-layout-gri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27" style:family="paragraph" style:parent-style-name="Heading_20_2">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8" style:family="paragraph" style:parent-style-name="Heading_20_3">
      <style:paragraph-properties fo:text-align="center" style:justify-single-word="false"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29" style:family="paragraph" style:parent-style-name="Heading_20_3">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30" style:family="paragraph" style:parent-style-name="Heading_20_7">
      <style:paragraph-properties fo:text-align="center" style:justify-single-wor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31" style:family="paragraph" style:parent-style-name="Heading_20_8">
      <style:paragraph-properties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32" style:family="paragraph" style:parent-style-name="Heading_20_8">
      <style:paragraph-properties fo:text-align="justify" style:justify-single-word="false" style:snap-to-layout-grid="false"/>
      <style:text-properties style:use-window-font-color="true" style:font-name="Times New Roman"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33" style:family="paragraph" style:parent-style-name="Heading_20_4">
      <style:paragraph-properties fo:text-align="center" style:justify-single-word="false"/>
      <style:text-properties style:use-window-font-color="true" style:font-name="Times New Roman"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P34" style:family="paragraph">
      <style:paragraph-properties fo:text-align="center"/>
    </style:style>
    <style:style style:name="T1" style:family="text">
      <style:text-properties officeooo:rsid="0055ee85"/>
    </style:style>
    <style:style style:name="T2" style:family="text">
      <style:text-properties fo:font-weight="normal" style:font-weight-asian="normal" style:font-weight-complex="normal"/>
    </style:style>
    <style:style style:name="T3" style:family="text">
      <style:text-properties fo:text-transform="uppercase"/>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officeooo:rsid="001397f8"/>
    </style:style>
    <style:style style:name="T7" style:family="text">
      <style:text-properties officeooo:rsid="0057e309"/>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APS BH Sul" text:name="NomeAPS"/>
        <text:user-field-decl office:value-type="string" office:string-value="11.0.01.090" text:name="CodigoAPS"/>
        <text:user-field-decl office:value-type="string" office:string-value="" text:name="NomeSegurado"/>
        <text:user-field-decl office:value-type="string" office:string-value="" text:name="Identidade"/>
        <text:user-field-decl office:value-type="string" office:string-value="00:00:00" text:name="DataObito"/>
        <text:user-field-decl office:value-type="string" office:string-value="" text:name="NumeroCertidao"/>
        <text:user-field-decl office:value-type="string" office:string-value="" text:name="NomeCartorio"/>
        <text:user-field-decl office:value-type="string" office:string-value="" text:name="LivroCertidao"/>
        <text:user-field-decl office:value-type="string" office:string-value="" text:name="FolhaCertidao"/>
      </text:user-field-decls>
      <draw:line text:anchor-type="page" text:anchor-page-number="1" draw:z-index="0" draw:style-name="gr1" draw:text-style-name="P34" svg:x1="0cm" svg:y1="14.85cm" svg:x2="0.701cm" svg:y2="14.85cm">
        <text:p/>
      </draw:line>
      <table:table table:name="Tabela1" table:style-name="Tabela1">
        <table:table-column table:style-name="Tabela1.A"/>
        <table:table-column table:style-name="Tabela1.B"/>
        <table:table-row table:style-name="Tabela1.1">
          <table:table-cell table:style-name="Tabela1.A1" office:value-type="string">
            <text:p text:style-name="P24">AG<text:span text:style-name="T6">Ê</text:span>NCIA</text:p>
            <text:p text:style-name="P11"/>
            <text:p text:style-name="P11"><text:user-field-get text:name="NomeAPS">APS BH Sul</text:user-field-get></text:p>
          </table:table-cell>
          <table:table-cell table:style-name="Tabela1.B1" office:value-type="string">
            <text:p text:style-name="P25">CÓDIGO</text:p>
            <text:p text:style-name="P11"/>
            <text:p text:style-name="P12"><text:user-field-get text:name="CodigoAPS">11.0.01.090</text:user-field-get></text:p>
            <text:p text:style-name="P11"/>
          </table:table-cell>
        </table:table-row>
      </table:table>
      <text:p text:style-name="P18"/>
      <text:p text:style-name="P4"/>
      <text:p text:style-name="P4"/>
      <text:p text:style-name="P21">CERTIDÃO DE INEXISTÊNCIA DE DEPENDENTES HABILITADOS À PENSÃO POR MORTE</text:p>
      <text:p text:style-name="P14"/>
      <text:p text:style-name="P14"/>
      <text:p text:style-name="P22">Certificamos, para os fins que se fizerem necessários, que, até a presente data, nesta localidade, não consta benefício de pensão por morte em manutenção de:</text:p>
      <text:p text:style-name="P15"/>
      <table:table table:name="Tabela2" table:style-name="Tabela2">
        <table:table-column table:style-name="Tabela2.A"/>
        <table:table-row>
          <table:table-cell table:style-name="Tabela2.A1" office:value-type="string">
            <text:p text:style-name="P27">Nome do Segurado:</text:p>
            <text:p text:style-name="P6"/>
            <text:p text:style-name="P6"><text:user-field-get text:name="NomeSegurado"/></text:p>
            <text:p text:style-name="P30"/>
            <text:p text:style-name="P5"/>
          </table:table-cell>
        </table:table-row>
      </table:table>
      <text:p text:style-name="P19"/>
      <table:table table:name="Tabela3" table:style-name="Tabela3">
        <table:table-column table:style-name="Tabela3.A"/>
        <table:table-column table:style-name="Tabela3.B"/>
        <table:table-row table:style-name="Tabela3.1">
          <table:table-cell table:style-name="Tabela3.A1" office:value-type="string">
            <text:p text:style-name="P29">Documento de <text:span text:style-name="T7">identificação</text:span>:</text:p>
            <text:p text:style-name="P16"/>
            <text:p text:style-name="P17"><text:user-field-get text:name="Identidade"/></text:p>
          </table:table-cell>
          <table:table-cell table:style-name="Tabela3.B1" office:value-type="string">
            <text:p text:style-name="P32">Data do Óbito:</text:p>
            <text:p text:style-name="P6"/>
            <text:p text:style-name="P6"><text:user-field-get text:name="DataObito">00:00:00</text:user-field-get></text:p>
            <text:p text:style-name="P6"/>
          </table:table-cell>
        </table:table-row>
      </table:table>
      <text:p text:style-name="P19"/>
      <table:table table:name="Tabela4" table:style-name="Tabela4">
        <table:table-column table:style-name="Tabela4.A"/>
        <table:table-column table:style-name="Tabela4.B"/>
        <table:table-row table:style-name="Tabela4.1">
          <table:table-cell table:style-name="Tabela4.A1" office:value-type="string">
            <text:p text:style-name="P8"><text:span text:style-name="T4">Certidão de Óbito nº:</text:span> <text:user-field-get text:name="NumeroCertidao"/></text:p>
            <text:p text:style-name="P10"><text:span text:style-name="T5">Cartório:</text:span><text:span text:style-name="T2"> </text:span><text:span text:style-name="T2"><text:user-field-get text:name="NomeCartorio"/></text:span></text:p>
            <text:p text:style-name="P9"/>
          </table:table-cell>
          <table:table-cell table:style-name="Tabela4.B1" office:value-type="string">
            <text:p text:style-name="P13">Livro:<text:span text:style-name="T2"> </text:span><text:span text:style-name="T2"><text:user-field-get text:name="LivroCertidao"/></text:span></text:p>
            <text:p text:style-name="P11">Folhas:<text:span text:style-name="T2"> </text:span><text:span text:style-name="T2"><text:user-field-get text:name="FolhaCertidao"/></text:span></text:p>
          </table:table-cell>
        </table:table-row>
      </table:table>
      <text:p text:style-name="P19"/>
      <table:table table:name="Tabela5" table:style-name="Tabela5">
        <table:table-column table:style-name="Tabela5.A"/>
        <table:table-row table:style-name="Tabela5.1">
          <table:table-cell table:style-name="Tabela5.A1" office:value-type="string">
            <text:p text:style-name="P26"><text:span text:style-name="T4">Local e data:</text:span> </text:p>
            <text:p text:style-name="P8"/>
            <text:p text:style-name="P7">BELO HORIZONTE/MG, <text:span text:style-name="T3"><text:date style:data-style-name="N76" text:date-value="2017-05-01T19:53:39.150999770">1 de maio de 2017</text:date></text:span></text:p>
            <text:p text:style-name="P33"/>
          </table:table-cell>
        </table:table-row>
      </table:table>
      <text:p text:style-name="P20"/>
      <table:table table:name="Tabela6" table:style-name="Tabela6">
        <table:table-column table:style-name="Tabela6.A"/>
        <table:table-column table:style-name="Tabela6.B"/>
        <table:table-row table:style-name="Tabela6.1">
          <table:table-cell table:style-name="Tabela6.A1" office:value-type="string">
            <text:p text:style-name="P28">Assinatura e Carimbo do Funcionário</text:p>
            <text:p text:style-name="P11"/>
            <text:p text:style-name="P11"/>
            <text:p text:style-name="P11"/>
            <text:p text:style-name="P11"/>
          </table:table-cell>
          <table:table-cell table:style-name="Tabela6.B1" office:value-type="string">
            <text:p text:style-name="P31">Assinatura e Carimbo do(a) Supervisor(a)</text:p>
          </table:table-cell>
        </table:table-row>
      </table:table>
      <text:p text:style-name="P23">OI / INSS / DIRBEN <text:s/>Nº 086 / 2003</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3" svg:font-family="Tahoma"/>
    <style:font-face style:name="Arial1" svg:font-family="Arial" style:font-family-generic="swiss"/>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Erie" fo:font-family="Erie" style:font-style-name="Regular" style:font-family-generic="swiss" style:font-pitch="variable" fo:font-size="12pt" fo:language="pt" fo:country="BR"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0.635cm" fo:margin-right="0cm" fo:margin-top="0cm" fo:margin-bottom="0cm" loext:contextual-spacing="false" fo:text-align="justify" style:justify-single-word="false" fo:text-indent="0cm" style:auto-text-indent="false"/>
      <style:text-properties style:font-name="Arial" fo:font-family="Arial" style:font-family-generic="swiss" style:font-pitch="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Tahoma2"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class="text">
      <style:paragraph-properties fo:text-align="center" style:justify-single-word="false" fo:keep-with-next="always"/>
      <style:text-properties fo:font-weight="bold" style:font-weight-asian="bold" style:font-size-complex="10pt" style:font-weight-complex="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size="6pt" fo:font-weight="bold" style:font-size-asian="6pt" style:font-weight-asian="bold" style:font-size-complex="10pt"/>
    </style:style>
    <style:style style:name="Heading_20_3" style:display-name="Heading 3"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size="8pt" fo:font-weight="bold" style:font-size-asian="8pt" style:font-weight-asian="bold" style:font-size-complex="10pt"/>
    </style:style>
    <style:style style:name="Heading_20_4" style:display-name="Heading 4"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size="14pt" fo:font-weight="bold" style:font-size-asian="14pt" style:font-weight-asian="bold" style:font-size-complex="10pt"/>
    </style:style>
    <style:style style:name="Heading_20_5" style:display-name="Heading 5" style:family="paragraph" style:parent-style-name="Standard" style:next-style-name="Standard" style:class="text">
      <style:paragraph-properties fo:keep-with-next="always"/>
      <style:text-properties style:font-name="Arial" fo:font-family="Arial" style:font-family-generic="swiss" style:font-pitch="variable" fo:font-size="14pt" style:font-size-asian="14pt" style:font-size-complex="10pt"/>
    </style:style>
    <style:style style:name="Heading_20_6" style:display-name="Heading 6" style:family="paragraph" style:parent-style-name="Standard" style:next-style-name="Standard" style:class="text">
      <style:paragraph-properties fo:keep-with-next="always"/>
      <style:text-properties style:font-name="Arial" fo:font-family="Arial" style:font-family-generic="swiss" style:font-pitch="variable" fo:font-weight="bold" style:font-weight-asian="bold" style:font-size-complex="10pt"/>
    </style:style>
    <style:style style:name="Heading_20_7" style:display-name="Heading 7" style:family="paragraph" style:parent-style-name="Standard" style:next-style-name="Standard" style:class="text">
      <style:paragraph-properties fo:text-align="justify" style:justify-single-word="false" fo:keep-with-next="always"/>
      <style:text-properties style:font-name="Arial" fo:font-family="Arial" style:font-family-generic="swiss" style:font-pitch="variable" fo:font-weight="bold" style:font-weight-asian="bold" style:font-size-complex="10pt"/>
    </style:style>
    <style:style style:name="Heading_20_8" style:display-name="Heading 8" style:family="paragraph" style:parent-style-name="Standard" style:next-style-name="Standard" style:class="text">
      <style:paragraph-properties fo:text-align="center" style:justify-single-word="false" fo:keep-with-next="always"/>
      <style:text-properties style:font-name="Arial" fo:font-family="Arial" style:font-family-generic="swiss" style:font-pitch="variable" fo:font-size="10pt" fo:font-weight="bold" style:font-size-asian="10pt" style:font-weight-asian="bold" style:font-size-complex="10pt"/>
    </style:style>
    <style:style style:name="List" style:family="paragraph" style:parent-style-name="Text_20_body" style:class="list">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749cm" style:type="center"/>
          <style:tab-stop style:position="17.4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paragraph-properties fo:margin-top="0.494cm" fo:margin-bottom="0.494cm" loext:contextual-spacing="false"/>
    </style:style>
    <style:style style:name="Recuo_20_de_20_corpo_20_de_20_texto_20_2" style:display-name="Recuo de corpo de texto 2" style:family="paragraph" style:parent-style-name="Standard">
      <style:paragraph-properties fo:margin-left="0cm" fo:margin-right="0cm" fo:margin-top="0cm" fo:margin-bottom="0cm" loext:contextual-spacing="false" fo:text-align="justify" style:justify-single-word="false" fo:text-indent="2.54cm" style:auto-text-indent="false"/>
      <style:text-properties style:font-size-complex="10pt"/>
    </style:style>
    <style:style style:name="Recuo_20_de_20_corpo_20_de_20_texto_20_3" style:display-name="Recuo de corpo de texto 3" style:family="paragraph" style:parent-style-name="Standard">
      <style:paragraph-properties fo:margin-left="0cm" fo:margin-right="0cm" fo:margin-top="0cm" fo:margin-bottom="0cm" loext:contextual-spacing="false" fo:text-align="justify" style:justify-single-word="false" fo:text-indent="2.54cm" style:auto-text-indent="false"/>
      <style:text-properties fo:color="#000000"/>
    </style:style>
    <style:style style:name="Corpo_20_de_20_texto_20_2" style:display-name="Corpo de texto 2"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size-complex="10pt"/>
    </style:style>
    <style:style style:name="Corpo_20_de_20_texto_20_3" style:display-name="Corpo de texto 3" style:family="paragraph" style:parent-style-name="Standard">
      <style:paragraph-properties fo:text-align="justify" style:justify-single-word="false"/>
      <style:text-properties style:font-name="Arial" fo:font-family="Arial" style:font-family-generic="swiss" style:font-pitch="variable" fo:font-weight="bold" style:font-weight-asian="bol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parent-style-name="Fonte_20_parág._20_padrão">
      <style:text-properties fo:color="#0033ff" style:text-line-through-style="none" style:text-line-through-type="none" style:font-name="Tahoma" fo:font-family="Tahoma" style:font-family-generic="swiss" style:font-pitch="variable" fo:font-size="10pt" fo:font-style="normal" style:text-underline-style="none" style:font-size-asian="10pt" style:font-style-asian="normal" style:font-name-complex="Tahoma" style:font-family-complex="Tahoma" style:font-family-generic-complex="swiss" style:font-pitch-complex="variable" style:font-size-complex="10pt" style:font-style-complex="normal"/>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Absatz-Standardschriftart" style:family="text"/>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rebuchet MS" fo:font-size="5pt" fo:font-weight="normal" style:font-size-asian="5pt" style:font-weight-asian="normal" style:font-size-complex="5pt" style:font-weight-complex="normal"/>
    </style:style>
    <style:style style:name="MP2"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tyle="italic" fo:font-weight="bold" style:font-style-asian="italic" style:font-weight-asian="bold" style:font-style-complex="italic" style:font-weight-complex="bold"/>
    </style:style>
    <style:style style:name="MP3"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55ee85" style:font-size-asian="9pt" style:font-style-asian="normal" style:font-weight-asian="normal" style:font-size-complex="9pt" style:font-style-complex="normal" style:font-weight-complex="normal"/>
    </style:style>
    <style:style style:name="MT1" style:family="text">
      <style:text-properties officeooo:rsid="0055ee85"/>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Figura4" text:anchor-type="paragraph" svg:y="0.6cm" svg:width="2.032cm" svg:height="2.032cm" draw:z-index="2"><draw:image xlink:href="Pictures/10000000000000F0000000F013D63E61E3BDED3E.png" xlink:type="simple" xlink:show="embed" xlink:actuate="onLoad"/></draw:frame><draw:frame draw:style-name="Mfr1" draw:name="Figura2" text:anchor-type="paragraph" svg:y="0.6cm" svg:width="2.032cm" svg:height="2.032cm" draw:z-index="1"><draw:image xlink:href="Pictures/10000000000000F0000000F013D63E61E3BDED3E.png" xlink:type="simple" xlink:show="embed" xlink:actuate="onLoad"/></draw:frame></text:p>
      </style:header>
      <style:footer>
        <text:user-field-decls>
          <text:user-field-decl office:value-type="string" office:string-value="APS BH Sul - R. Guaicurus, 312, 2º andar, B. Centro - CEP: 30.111-060" text:name="EnderecoEmissor"/>
        </text:user-field-decls>
        <text:p text:style-name="MP2">Proteção para o trabalhador e sua famíli<text:span text:style-name="MT1">a</text:span></text:p>
        <text:p text:style-name="MP3"><text:user-field-get text:name="EnderecoEmissor">APS BH Sul - R. Guaicurus, 312, 2º andar, B. Centro - CEP: 30.111-060</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2$Windows_X86_64 LibreOffice_project/5ad7b2889021c491af62f7930a4b1cb631392f16</meta:generator>
    <dc:title>Certidão de Inexistência de Dependentes</dc:title>
    <meta:initial-creator>INSS</meta:initial-creator>
    <meta:creation-date>2006-07-26T10:22:00</meta:creation-date>
    <dc:date>2017-05-01T19:53:37.902000000</dc:date>
    <dc:language>pt-BR</dc:language>
    <meta:editing-cycles>118</meta:editing-cycles>
    <meta:editing-duration>PT4H53M29S</meta:editing-duration>
    <dc:description>Integrante do Modelos de Documentos 2016.
OI 86/2003 da DIRBEN.</dc:description>
    <dc:creator>Douglas Rodrigues de Almeida</dc:creator>
    <meta:document-statistic meta:table-count="6" meta:image-count="2" meta:object-count="0" meta:page-count="1" meta:paragraph-count="23" meta:word-count="108" meta:character-count="642" meta:non-whitespace-character-count="549"/>
    <meta:user-defined meta:name="Versão">3.1</meta:user-defined>
  </office:meta>
</office:document-meta>
</file>

<file path=Basic/Standard/Modulo.xml><?xml version="1.0" encoding="utf-8"?>
<!DOCTYPE module  PUBLIC '-//OpenOffice.org//DTD OfficeDocument 1.0//EN'  'module.dtd'>
<script:module xmlns:script="http://openoffice.org/2000/script" script:name="Modulo" script:language="StarBasic">REM  *****  BASIC  *****


Dim Dlg As Object
Type DadosDocumento
	APSEmitente as String
	APSCodigo as String
	APSEndereco as String
	Segurado as String
	Documento as String
	DataObito as Date
	Cartorio as String
	Termo as String
	Livro as String
	Folha as String
end type

Sub GerarDocumento(Dados as DadosDocumento)
	Dim LocalTrabalho as String
	Dim EnderecoEmitente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NomeAPS") then
        	  oTextfieldMaster.Content = Dados.APSEmitente
	       elseif oTextfieldMaster.InstanceName =("com.sun.star.text.fieldmaster.User.CodigoAPS") then 
	          oTextfieldMaster.Content = Dados.APSCodigo
	       elseif oTextfieldMaster.InstanceName =("com.sun.star.text.fieldmaster.User.NomeSegurado") then
	          oTextfieldMaster.Content = Dados.Segurado
	       elseif oTextfieldMaster.InstanceName =("com.sun.star.text.fieldmaster.User.Identidade") then 
	          oTextfieldMaster.Content = Dados.Documento
	       elseif oTextfieldMaster.InstanceName =("com.sun.star.text.fieldmaster.User.DataObito") then 
	          oTextfieldMaster.Content = Dados.DataObito
	       elseif oTextfieldMaster.InstanceName =("com.sun.star.text.fieldmaster.User.NomeCartorio") then 
	          oTextfieldMaster.Content = Dados.Cartorio
	       elseif oTextfieldMaster.InstanceName =("com.sun.star.text.fieldmaster.User.LivroCertidao") then 
	          oTextfieldMaster.Content = Dados.Livro
	       elseif oTextfieldMaster.InstanceName =("com.sun.star.text.fieldmaster.User.FolhaCertidao") then 
	          oTextfieldMaster.Content = Dados.Folha
	       elseif oTextfieldMaster.InstanceName =("com.sun.star.text.fieldmaster.User.NumeroCertidao") then 
	          oTextfieldMaster.Content = Dados.Term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nd if
       end if
    wend
End Sub

Sub InicializarArrays(ByVal APSNome() as String, ByVal APSCodigo()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Codigo(0) = "11.0.01.010"
    APSCodigo(1) = "11.0.01.120"
    APSCodigo(2) = "11.0.01.020"
    APSCodigo(3) = "11.0.01.030"
    APSCodigo(4) = "11.0.01.040"
    APSCodigo(5) = "11.0.01.060"
    APSCodigo(6) = "11.0.01.090"
    APSCodigo(7) = "11.0.01.100"
    APSCodigo(8) = "11.0.01.140"
    APSCodigo(9) = "11.0.01.110"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Imprimir
   GlobalScope.BasicLibraries.LoadLibrary("Tools")
   DispatchSlot(5504)
End Sub

Sub PreencherListBox(Lista() as String, ListBox as Object, SelectedID as Integer)
	Dim i, j as Integer

	for i = LBound(Lista) to UBound(Lista)
		j = ListBox.getItemCount()
		ListBox.addItem(Lista(i), j)
	Next i
	ListBox.selectItemPos(SelectedID, True)
End Sub

Sub Main
	Dim APSNome(9) as String
	Dim APSCodigo(9) as String
	Dim APSRua(9) as String
	Dim APSBairro(9) as String
	Dim APSCEP(9) as String
	Dim ListBox as Object
	Dim varAPSID as Integer
	Dim Dados as DadosDocumento
	
	InicializarArrays(APSNome, APSCodigo, APSRua, APSBairro, APSCEP)
	DialogLibraries.LoadLibrary("Standard")
	Dlg = CreateUnoDialog(DialogLibraries.Standard.doc_gerador)
	ListBox = Dlg.GetControl("listaAPS")
	PreencherListBox(APSNome, ListBox, 6)
	Select Case Dlg.Execute()
	Case 1
		varAPSID = ListBox.getSelectedItemPos()
		Dados.APSCodigo = APSCodigo(varAPSID)
		Dados.APSEmitente = APSNome(varAPSID)
		Dados.APSEndereco = APSRua(varAPSID) &amp; ", " &amp; APSBairro(varAPSID) &amp; " - CEP: " &amp; APSCEP(varAPSID) 
		Dados.Segurado = Dlg.GetControl("editNome").Text()
		Dados.Documento = Dlg.GetControl("editDocumento").Text()
		if Dlg.GetControl("editObito").isEmpty then
			MsgBox "Erro. Escolha a data do óbito antes de continuar."
		else
			Dados.DataObito = CDateFromUnoDate(Dlg.GetControl("editObito").getDate)
		endif
		Dados.Cartorio = Dlg.GetControl("editCartorio").Text()
		Dados.Termo = Dlg.GetControl("editTermo").Text()
		Dados.Livro = Dlg.GetControl("editLivro").Text()
		Dados.Folha = Dlg.GetControl("editFolha").Text()
		GerarDocumento(Dados)
		if Dlg.GetControl("checNaoImprimir").State = 0 then
			Imprimir()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oc_gerador"/>
</library:library>
</file>

<file path=Dialogs/Standard/doc_gerador.xml><?xml version="1.0" encoding="utf-8"?>
<!DOCTYPE window  PUBLIC '-//OpenOffice.org//DTD OfficeDocument 1.0//EN'  'dialog.dtd'>
<dlg:window xmlns:dlg="http://openoffice.org/2000/dialog" xmlns:script="http://openoffice.org/2000/script" dlg:id="doc_gerador" dlg:left="147" dlg:top="59" dlg:width="150" dlg:height="246" dlg:closeable="true" dlg:moveable="true" dlg:title="Gerar Certidão de Inexistência de Dependentes">
  <dlg:styles>
    <dlg:style dlg:style-id="0" dlg:font-weight="150"/>
  </dlg:styles>
  <dlg:bulletinboard>
    <dlg:titledbox dlg:style-id="0" dlg:id="FrameControl1" dlg:tab-index="0" dlg:left="2" dlg:top="3" dlg:width="146" dlg:height="28">
      <dlg:title dlg:value="Seu local de trabalho"/>
    </dlg:titledbox>
    <dlg:titledbox dlg:style-id="0" dlg:id="FrameControl2" dlg:tab-index="2" dlg:left="2" dlg:top="36" dlg:width="146" dlg:height="96">
      <dlg:title dlg:value="Dados do falecido"/>
    </dlg:titledbox>
    <dlg:text dlg:id="Label1" dlg:tab-index="4" dlg:left="7" dlg:top="46" dlg:width="19" dlg:height="9" dlg:value="Nome:"/>
    <dlg:text dlg:id="Label2" dlg:tab-index="6" dlg:left="7" dlg:top="75" dlg:width="39" dlg:height="9" dlg:value="Data do óbito:"/>
    <dlg:text dlg:id="Label3" dlg:tab-index="8" dlg:left="7" dlg:top="103" dlg:width="40" dlg:height="9" dlg:value="Documento:"/>
    <dlg:titledbox dlg:style-id="0" dlg:id="FrameControl3" dlg:tab-index="9" dlg:left="2" dlg:top="138" dlg:width="146" dlg:height="70">
      <dlg:title dlg:value="Dados da certidão"/>
    </dlg:titledbox>
    <dlg:text dlg:id="Label4" dlg:tab-index="11" dlg:left="7" dlg:top="150" dlg:width="53" dlg:height="9" dlg:value="Nome do cartório:"/>
    <dlg:text dlg:id="Label5" dlg:tab-index="13" dlg:left="7" dlg:top="178" dlg:width="23" dlg:height="9" dlg:value="Livro:"/>
    <dlg:text dlg:id="Label6" dlg:tab-index="16" dlg:left="55" dlg:top="178" dlg:width="23" dlg:height="9" dlg:value="Folha:"/>
    <dlg:text dlg:id="Label7" dlg:tab-index="17" dlg:left="100" dlg:top="178" dlg:width="23" dlg:height="9" dlg:value="Termo:"/>
    <dlg:menulist dlg:id="listaAPS" dlg:tab-index="1" dlg:left="9" dlg:top="13" dlg:width="135" dlg:height="14" dlg:page="1" dlg:spin="true"/>
    <dlg:textfield dlg:id="editNome" dlg:tab-index="3" dlg:left="7" dlg:top="57" dlg:width="135" dlg:height="14"/>
    <dlg:datefield dlg:id="editObito" dlg:tab-index="5" dlg:left="7" dlg:top="87" dlg:width="135" dlg:height="14" dlg:dropdown="true"/>
    <dlg:textfield dlg:id="editDocumento" dlg:tab-index="7" dlg:left="7" dlg:top="114" dlg:width="135" dlg:height="14"/>
    <dlg:textfield dlg:id="editCartorio" dlg:tab-index="10" dlg:left="7" dlg:top="161" dlg:width="135" dlg:height="14"/>
    <dlg:textfield dlg:id="editLivro" dlg:tab-index="12" dlg:left="7" dlg:top="189" dlg:width="42" dlg:height="14"/>
    <dlg:textfield dlg:id="editFolha" dlg:tab-index="14" dlg:left="53" dlg:top="189" dlg:width="42" dlg:height="14"/>
    <dlg:textfield dlg:id="editTermo" dlg:tab-index="15" dlg:left="99" dlg:top="189" dlg:width="43" dlg:height="14"/>
    <dlg:checkbox dlg:id="checNaoImprimir" dlg:tab-index="18" dlg:left="3" dlg:top="211" dlg:width="131" dlg:height="8" dlg:value="Não imprimir documento diretamente" dlg:checked="false"/>
    <dlg:button dlg:id="btoOK" dlg:tab-index="19" dlg:left="54" dlg:top="226" dlg:width="45" dlg:height="16" dlg:default="true" dlg:value="OK" dlg:button-type="ok"/>
    <dlg:button dlg:id="btoCancelar" dlg:tab-index="20" dlg:left="103" dlg:top="226" dlg:width="45" dlg:height="16" dlg:default="true" dlg:value="Cancelar" dlg:button-type="cancel"/>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